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034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draw:marker-start="a40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0000" draw:marker-end="a4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0000" draw:marker-end="a42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draw:fill="none" draw:stroke="solid" svg:stroke-width="0.01389in" svg:stroke-color="#000000" draw:marker-end="a409" svg:stroke-opacity="100%" draw:stroke-linejoin="miter" svg:stroke-linecap="butt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2">
      <style:graphic-properties draw:fill="none" draw:stroke="solid" svg:stroke-width="0.01389in" svg:stroke-color="#000000" draw:marker-end="a411" svg:stroke-opacity="100%" draw:stroke-linejoin="miter" svg:stroke-linecap="butt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4ea72e" draw:opacity="100%" draw:stroke="solid" svg:stroke-width="0.0034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42433" draw:marker-end="a415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x="1.35909in" svg:y="1.50314in" svg:width="1.24409in" svg:height="0.47799in" draw:id="id63" draw:style-name="a384" draw:name="Rectangle 3">
          <svg:title/>
          <svg:desc/>
          <text:p text:style-name="a383" text:class-names="" text:cond-style-name=""><text:span text:style-name="a381" text:class-names="">Trees</text:span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5849in" svg:y="3.09119in" svg:width="1.24528in" svg:height="0.47799in" draw:id="id64" draw:style-name="a389" draw:name="Rectangle 4">
          <svg:title/>
          <svg:desc/>
          <text:p text:style-name="a388" text:class-names="" text:cond-style-name=""><text:span text:style-name="a385" text:class-names="">Grasse</text:span><text:span text:style-name="a386" text:class-names="">s</text:span><text:span text:style-name="a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5" draw:style-name="a393" draw:name="TextBox 16" svg:x="3.20312in" svg:y="1.95317in" svg:width="0.97155in" svg:height="0.77415in">
          <draw:text-box>
            <text:p text:style-name="a392" text:class-names="" text:cond-style-name=""><text:span text:style-name="a390" text:class-names="">🔥</text:span><text:span text:style-name="a391" text:class-names=""/></text:p>
          </draw:text-box>
          <svg:title/>
          <svg:desc/>
        </draw:frame>
        <draw:custom-shape svg:x="3.26428in" svg:y="2.40613in" svg:width="0.42143in" svg:height="0.29398in" draw:id="id66" draw:style-name="a396" draw:name="Rectangle 17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style-name="a400" draw:name="TextBox 5" svg:x="3.16451in" svg:y="2.33421in" svg:width="0.60495in" svg:height="0.40391in">
          <draw:text-box>
            <text:p text:style-name="a399" text:class-names="" text:cond-style-name=""><text:span text:style-name="a397" text:class-names="">Fire</text:span><text:span text:style-name="a398" text:class-names=""/></text:p>
          </draw:text-box>
          <svg:title/>
          <svg:desc/>
        </draw:frame>
        <draw:frame draw:id="id68" draw:style-name="a404" draw:name="TextBox 6" svg:x="4.30162in" svg:y="1.67069in" svg:width="1.06446in" svg:height="0.40391in">
          <draw:text-box>
            <text:p text:style-name="a403" text:class-names="" text:cond-style-name=""><text:span text:style-name="a401" text:class-names="">Climate</text:span><text:span text:style-name="a402" text:class-names=""/></text:p>
          </draw:text-box>
          <svg:title/>
          <svg:desc/>
        </draw:frame>
        <draw:g draw:name="Group 12" draw:id="id69">
          <svg:title/>
          <svg:desc/>
          <draw:custom-shape svg:width="1.44394in" svg:height="1.44394in" draw:id="id74" draw:style-name="a420" draw:transform="translate(-0.72197in -0.72197in) rotate(-6.09333) translate(2.55135in 2.46725in)" draw:name="Arc 8">
            <svg:title/>
            <svg:desc/>
            <text:p text:style-name="a418" text:class-names="" text:cond-style-name=""><text:span text:style-name="a417" text:class-names=""/></text:p>
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70, -225, -180" draw:modifiers="180 27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180"/>
              <draw:equation draw:name="f15" draw:formula="?f81"/>
              <draw:equation draw:name="f16" draw:formula="?f85"/>
              <draw:equation draw:name="f17" draw:formula="?f16 - ?f15"/>
              <draw:equation draw:name="f18" draw:formula="?f17 + 21600000"/>
              <draw:equation draw:name="f19" draw:formula="if(?f17, ?f17, ?f18)"/>
              <draw:equation draw:name="f20" draw:formula="?f15 + ?f2"/>
              <draw:equation draw:name="f21" draw:formula="?f20 * ?f13 / ?f1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?f11"/>
              <draw:equation draw:name="f26" draw:formula="sin(?f22)"/>
              <draw:equation draw:name="f27" draw:formula="0 - ?f26"/>
              <draw:equation draw:name="f28" draw:formula="?f27 * ?f8"/>
              <draw:equation draw:name="f29" draw:formula="0 - ?f28"/>
              <draw:equation draw:name="f30" draw:formula="0 - ?f25"/>
              <draw:equation draw:name="f31" draw:formula="atan2(?f29, ?f30)"/>
              <draw:equation draw:name="f32" draw:formula="-1 * sin(?f31)"/>
              <draw:equation draw:name="f33" draw:formula="?f32 * ?f11"/>
              <draw:equation draw:name="f34" draw:formula="-1 * cos(?f31)"/>
              <draw:equation draw:name="f35" draw:formula="?f34 * ?f8"/>
              <draw:equation draw:name="f36" draw:formula="?f16 + ?f2"/>
              <draw:equation draw:name="f37" draw:formula="?f36 * ?f13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11"/>
              <draw:equation draw:name="f42" draw:formula="sin(?f38)"/>
              <draw:equation draw:name="f43" draw:formula="0 - ?f42"/>
              <draw:equation draw:name="f44" draw:formula="?f43 * ?f8"/>
              <draw:equation draw:name="f45" draw:formula="0 - ?f44"/>
              <draw:equation draw:name="f46" draw:formula="0 - ?f41"/>
              <draw:equation draw:name="f47" draw:formula="atan2(?f45, ?f46)"/>
              <draw:equation draw:name="f48" draw:formula="-1 * sin(?f47)"/>
              <draw:equation draw:name="f49" draw:formula="?f48 * ?f11"/>
              <draw:equation draw:name="f50" draw:formula="-1 * cos(?f47)"/>
              <draw:equation draw:name="f51" draw:formula="?f50 * ?f8"/>
              <draw:equation draw:name="f52" draw:formula="?f12 + ?f33"/>
              <draw:equation draw:name="f53" draw:formula="?f9 + ?f35"/>
              <draw:equation draw:name="f54" draw:formula="?f12 + ?f49"/>
              <draw:equation draw:name="f55" draw:formula="?f9 + ?f51"/>
              <draw:equation draw:name="f56" draw:formula="21600000 - ?f15"/>
              <draw:equation draw:name="f57" draw:formula="?f19 - ?f56"/>
              <draw:equation draw:name="f58" draw:formula="max(?f52, ?f54)"/>
              <draw:equation draw:name="f59" draw:formula="if(?f57, ?f4, ?f58)"/>
              <draw:equation draw:name="f60" draw:formula="?f2 - ?f15"/>
              <draw:equation draw:name="f61" draw:formula="27000000 - ?f15"/>
              <draw:equation draw:name="f62" draw:formula="if(?f60, ?f60, ?f61)"/>
              <draw:equation draw:name="f63" draw:formula="?f19 - ?f62"/>
              <draw:equation draw:name="f64" draw:formula="max(?f53, ?f55)"/>
              <draw:equation draw:name="f65" draw:formula="if(?f63, ?f6, ?f64)"/>
              <draw:equation draw:name="f66" draw:formula="?f1 - ?f15"/>
              <draw:equation draw:name="f67" draw:formula="32400000 - ?f15"/>
              <draw:equation draw:name="f68" draw:formula="if(?f66, ?f66, ?f67)"/>
              <draw:equation draw:name="f69" draw:formula="?f19 - ?f68"/>
              <draw:equation draw:name="f70" draw:formula="min(?f52, ?f54)"/>
              <draw:equation draw:name="f71" draw:formula="if(?f69, ?f3, ?f70)"/>
              <draw:equation draw:name="f72" draw:formula="?f0 - ?f15"/>
              <draw:equation draw:name="f73" draw:formula="37800000 - ?f15"/>
              <draw:equation draw:name="f74" draw:formula="if(?f72, ?f72, ?f73)"/>
              <draw:equation draw:name="f75" draw:formula="?f19 - ?f74"/>
              <draw:equation draw:name="f76" draw:formula="min(?f53, ?f55)"/>
              <draw:equation draw:name="f77" draw:formula="if(?f75, ?f5, ?f76)"/>
              <draw:equation draw:name="f78" draw:formula="0 - $0"/>
              <draw:equation draw:name="f79" draw:formula="?f78 * ?f1 / ?f14"/>
              <draw:equation draw:name="f80" draw:formula="?f79 - ?f2"/>
              <draw:equation draw:name="f81" draw:formula="0 - ?f80"/>
              <draw:equation draw:name="f82" draw:formula="0 - $1"/>
              <draw:equation draw:name="f83" draw:formula="?f82 * ?f1 / ?f14"/>
              <draw:equation draw:name="f84" draw:formula="?f83 - ?f2"/>
              <draw:equation draw:name="f85" draw:formula="0 - ?f84"/>
              <draw:equation draw:name="f86" draw:formula="?f52 - 10800"/>
              <draw:equation draw:name="f87" draw:formula="?f53 - 10800"/>
              <draw:equation draw:name="f88" draw:formula="sqrt(?f86 * ?f86 + ?f87 * ?f87 + 0 * 0)"/>
              <draw:equation draw:name="f89" draw:formula="atan2(?f86, ?f87)"/>
              <draw:equation draw:name="f90" draw:formula="?f89 + ?f2"/>
              <draw:equation draw:name="f91" draw:formula="?f90 * ?f14 / ?f1"/>
              <draw:equation draw:name="f92" draw:formula="0 - ?f91"/>
              <draw:equation draw:name="f93" draw:formula="?f54 - 10800"/>
              <draw:equation draw:name="f94" draw:formula="?f55 - 10800"/>
              <draw:equation draw:name="f95" draw:formula="sqrt(?f93 * ?f93 + ?f94 * ?f94 + 0 * 0)"/>
              <draw:equation draw:name="f96" draw:formula="atan2(?f93, ?f94)"/>
              <draw:equation draw:name="f97" draw:formula="?f96 + ?f2"/>
              <draw:equation draw:name="f98" draw:formula="?f97 * ?f14 / ?f1"/>
              <draw:equation draw:name="f99" draw:formula="0 - ?f98"/>
              <draw:equation draw:name="f100" draw:formula="21550000 - ?f19"/>
              <draw:equation draw:name="f101" draw:formula="if(?f100, ?f19, 21550000)"/>
              <draw:equation draw:name="f102" draw:formula="-21550000 - ?f101"/>
              <draw:equation draw:name="f103" draw:formula="if(?f102, -21550000, ?f101)"/>
              <draw:equation draw:name="f104" draw:formula="?f15 + ?f103"/>
              <draw:equation draw:name="f105" draw:formula="sqrt(?f25 * ?f25 + ?f28 * ?f28 + 0 * 0)"/>
              <draw:equation draw:name="f106" draw:formula="?f11 * ?f8 / ?f105"/>
              <draw:equation draw:name="f107" draw:formula="?f27 * ?f106"/>
              <draw:equation draw:name="f108" draw:formula="?f52 - ?f107"/>
              <draw:equation draw:name="f109" draw:formula="?f24 * ?f106"/>
              <draw:equation draw:name="f110" draw:formula="?f53 - ?f109"/>
              <draw:equation draw:name="f111" draw:formula="?f108 - ?f11"/>
              <draw:equation draw:name="f112" draw:formula="?f110 - ?f8"/>
              <draw:equation draw:name="f113" draw:formula="?f108 + ?f11"/>
              <draw:equation draw:name="f114" draw:formula="?f110 + ?f8"/>
              <draw:equation draw:name="f115" draw:formula="?f104 + ?f2"/>
              <draw:equation draw:name="f116" draw:formula="?f115 * ?f13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11"/>
              <draw:equation draw:name="f121" draw:formula="sin(?f117)"/>
              <draw:equation draw:name="f122" draw:formula="0 - ?f121"/>
              <draw:equation draw:name="f123" draw:formula="?f122 * ?f8"/>
              <draw:equation draw:name="f124" draw:formula="sqrt(?f120 * ?f120 + ?f123 * ?f123 + 0 * 0)"/>
              <draw:equation draw:name="f125" draw:formula="?f11 * ?f8 / ?f124"/>
              <draw:equation draw:name="f126" draw:formula="?f122 * ?f125"/>
              <draw:equation draw:name="f127" draw:formula="?f108 + ?f126"/>
              <draw:equation draw:name="f128" draw:formula="?f119 * ?f125"/>
              <draw:equation draw:name="f129" draw:formula="?f110 + ?f128"/>
              <draw:equation draw:name="f130" draw:formula="if(?f103, ?f52, ?f111)"/>
              <draw:equation draw:name="f131" draw:formula="if(?f103, ?f53, ?f112)"/>
              <draw:equation draw:name="f132" draw:formula="if(?f103, ?f52, ?f113)"/>
              <draw:equation draw:name="f133" draw:formula="if(?f103, ?f53, ?f114)"/>
              <draw:equation draw:name="f134" draw:formula="if(?f103, ?f111, ?f127)"/>
              <draw:equation draw:name="f135" draw:formula="if(?f103, ?f112, ?f129)"/>
              <draw:equation draw:name="f136" draw:formula="if(?f103, ?f113, ?f127)"/>
              <draw:equation draw:name="f137" draw:formula="if(?f103, ?f114, ?f129)"/>
            </draw:enhanced-geometry>
          </draw:custom-shape>
          <draw:custom-shape svg:width="1.44394in" svg:height="1.44394in" draw:id="id75" draw:style-name="a424" draw:transform="translate(-0.72197in -0.72197in) rotate(-6.09333) translate(3.0433in 1.77987in)" draw:name="Arc 10">
            <svg:title/>
            <svg:desc/>
            <text:p text:style-name="a422" text:class-names="" text:cond-style-name=""><text:span text:style-name="a421" text:class-names=""/></text:p>
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70, -225, -180" draw:modifiers="180 270" draw:mirror-vertical="true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180"/>
              <draw:equation draw:name="f15" draw:formula="?f81"/>
              <draw:equation draw:name="f16" draw:formula="?f85"/>
              <draw:equation draw:name="f17" draw:formula="?f16 - ?f15"/>
              <draw:equation draw:name="f18" draw:formula="?f17 + 21600000"/>
              <draw:equation draw:name="f19" draw:formula="if(?f17, ?f17, ?f18)"/>
              <draw:equation draw:name="f20" draw:formula="?f15 + ?f2"/>
              <draw:equation draw:name="f21" draw:formula="?f20 * ?f13 / ?f1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?f11"/>
              <draw:equation draw:name="f26" draw:formula="sin(?f22)"/>
              <draw:equation draw:name="f27" draw:formula="0 - ?f26"/>
              <draw:equation draw:name="f28" draw:formula="?f27 * ?f8"/>
              <draw:equation draw:name="f29" draw:formula="0 - ?f28"/>
              <draw:equation draw:name="f30" draw:formula="0 - ?f25"/>
              <draw:equation draw:name="f31" draw:formula="atan2(?f29, ?f30)"/>
              <draw:equation draw:name="f32" draw:formula="-1 * sin(?f31)"/>
              <draw:equation draw:name="f33" draw:formula="?f32 * ?f11"/>
              <draw:equation draw:name="f34" draw:formula="-1 * cos(?f31)"/>
              <draw:equation draw:name="f35" draw:formula="?f34 * ?f8"/>
              <draw:equation draw:name="f36" draw:formula="?f16 + ?f2"/>
              <draw:equation draw:name="f37" draw:formula="?f36 * ?f13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11"/>
              <draw:equation draw:name="f42" draw:formula="sin(?f38)"/>
              <draw:equation draw:name="f43" draw:formula="0 - ?f42"/>
              <draw:equation draw:name="f44" draw:formula="?f43 * ?f8"/>
              <draw:equation draw:name="f45" draw:formula="0 - ?f44"/>
              <draw:equation draw:name="f46" draw:formula="0 - ?f41"/>
              <draw:equation draw:name="f47" draw:formula="atan2(?f45, ?f46)"/>
              <draw:equation draw:name="f48" draw:formula="-1 * sin(?f47)"/>
              <draw:equation draw:name="f49" draw:formula="?f48 * ?f11"/>
              <draw:equation draw:name="f50" draw:formula="-1 * cos(?f47)"/>
              <draw:equation draw:name="f51" draw:formula="?f50 * ?f8"/>
              <draw:equation draw:name="f52" draw:formula="?f12 + ?f33"/>
              <draw:equation draw:name="f53" draw:formula="?f9 + ?f35"/>
              <draw:equation draw:name="f54" draw:formula="?f12 + ?f49"/>
              <draw:equation draw:name="f55" draw:formula="?f9 + ?f51"/>
              <draw:equation draw:name="f56" draw:formula="21600000 - ?f15"/>
              <draw:equation draw:name="f57" draw:formula="?f19 - ?f56"/>
              <draw:equation draw:name="f58" draw:formula="max(?f52, ?f54)"/>
              <draw:equation draw:name="f59" draw:formula="if(?f57, ?f4, ?f58)"/>
              <draw:equation draw:name="f60" draw:formula="?f2 - ?f15"/>
              <draw:equation draw:name="f61" draw:formula="27000000 - ?f15"/>
              <draw:equation draw:name="f62" draw:formula="if(?f60, ?f60, ?f61)"/>
              <draw:equation draw:name="f63" draw:formula="?f19 - ?f62"/>
              <draw:equation draw:name="f64" draw:formula="max(?f53, ?f55)"/>
              <draw:equation draw:name="f65" draw:formula="if(?f63, ?f6, ?f64)"/>
              <draw:equation draw:name="f66" draw:formula="?f1 - ?f15"/>
              <draw:equation draw:name="f67" draw:formula="32400000 - ?f15"/>
              <draw:equation draw:name="f68" draw:formula="if(?f66, ?f66, ?f67)"/>
              <draw:equation draw:name="f69" draw:formula="?f19 - ?f68"/>
              <draw:equation draw:name="f70" draw:formula="min(?f52, ?f54)"/>
              <draw:equation draw:name="f71" draw:formula="if(?f69, ?f3, ?f70)"/>
              <draw:equation draw:name="f72" draw:formula="?f0 - ?f15"/>
              <draw:equation draw:name="f73" draw:formula="37800000 - ?f15"/>
              <draw:equation draw:name="f74" draw:formula="if(?f72, ?f72, ?f73)"/>
              <draw:equation draw:name="f75" draw:formula="?f19 - ?f74"/>
              <draw:equation draw:name="f76" draw:formula="min(?f53, ?f55)"/>
              <draw:equation draw:name="f77" draw:formula="if(?f75, ?f5, ?f76)"/>
              <draw:equation draw:name="f78" draw:formula="0 - $0"/>
              <draw:equation draw:name="f79" draw:formula="?f78 * ?f1 / ?f14"/>
              <draw:equation draw:name="f80" draw:formula="?f79 - ?f2"/>
              <draw:equation draw:name="f81" draw:formula="0 - ?f80"/>
              <draw:equation draw:name="f82" draw:formula="0 - $1"/>
              <draw:equation draw:name="f83" draw:formula="?f82 * ?f1 / ?f14"/>
              <draw:equation draw:name="f84" draw:formula="?f83 - ?f2"/>
              <draw:equation draw:name="f85" draw:formula="0 - ?f84"/>
              <draw:equation draw:name="f86" draw:formula="?f52 - 10800"/>
              <draw:equation draw:name="f87" draw:formula="?f53 - 10800"/>
              <draw:equation draw:name="f88" draw:formula="sqrt(?f86 * ?f86 + ?f87 * ?f87 + 0 * 0)"/>
              <draw:equation draw:name="f89" draw:formula="atan2(?f86, ?f87)"/>
              <draw:equation draw:name="f90" draw:formula="?f89 + ?f2"/>
              <draw:equation draw:name="f91" draw:formula="?f90 * ?f14 / ?f1"/>
              <draw:equation draw:name="f92" draw:formula="0 - ?f91"/>
              <draw:equation draw:name="f93" draw:formula="?f54 - 10800"/>
              <draw:equation draw:name="f94" draw:formula="?f55 - 10800"/>
              <draw:equation draw:name="f95" draw:formula="sqrt(?f93 * ?f93 + ?f94 * ?f94 + 0 * 0)"/>
              <draw:equation draw:name="f96" draw:formula="atan2(?f93, ?f94)"/>
              <draw:equation draw:name="f97" draw:formula="?f96 + ?f2"/>
              <draw:equation draw:name="f98" draw:formula="?f97 * ?f14 / ?f1"/>
              <draw:equation draw:name="f99" draw:formula="0 - ?f98"/>
              <draw:equation draw:name="f100" draw:formula="21550000 - ?f19"/>
              <draw:equation draw:name="f101" draw:formula="if(?f100, ?f19, 21550000)"/>
              <draw:equation draw:name="f102" draw:formula="-21550000 - ?f101"/>
              <draw:equation draw:name="f103" draw:formula="if(?f102, -21550000, ?f101)"/>
              <draw:equation draw:name="f104" draw:formula="?f15 + ?f103"/>
              <draw:equation draw:name="f105" draw:formula="sqrt(?f25 * ?f25 + ?f28 * ?f28 + 0 * 0)"/>
              <draw:equation draw:name="f106" draw:formula="?f11 * ?f8 / ?f105"/>
              <draw:equation draw:name="f107" draw:formula="?f27 * ?f106"/>
              <draw:equation draw:name="f108" draw:formula="?f52 - ?f107"/>
              <draw:equation draw:name="f109" draw:formula="?f24 * ?f106"/>
              <draw:equation draw:name="f110" draw:formula="?f53 - ?f109"/>
              <draw:equation draw:name="f111" draw:formula="?f108 - ?f11"/>
              <draw:equation draw:name="f112" draw:formula="?f110 - ?f8"/>
              <draw:equation draw:name="f113" draw:formula="?f108 + ?f11"/>
              <draw:equation draw:name="f114" draw:formula="?f110 + ?f8"/>
              <draw:equation draw:name="f115" draw:formula="?f104 + ?f2"/>
              <draw:equation draw:name="f116" draw:formula="?f115 * ?f13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11"/>
              <draw:equation draw:name="f121" draw:formula="sin(?f117)"/>
              <draw:equation draw:name="f122" draw:formula="0 - ?f121"/>
              <draw:equation draw:name="f123" draw:formula="?f122 * ?f8"/>
              <draw:equation draw:name="f124" draw:formula="sqrt(?f120 * ?f120 + ?f123 * ?f123 + 0 * 0)"/>
              <draw:equation draw:name="f125" draw:formula="?f11 * ?f8 / ?f124"/>
              <draw:equation draw:name="f126" draw:formula="?f122 * ?f125"/>
              <draw:equation draw:name="f127" draw:formula="?f108 + ?f126"/>
              <draw:equation draw:name="f128" draw:formula="?f119 * ?f125"/>
              <draw:equation draw:name="f129" draw:formula="?f110 + ?f128"/>
              <draw:equation draw:name="f130" draw:formula="if(?f103, ?f52, ?f111)"/>
              <draw:equation draw:name="f131" draw:formula="if(?f103, ?f53, ?f112)"/>
              <draw:equation draw:name="f132" draw:formula="if(?f103, ?f52, ?f113)"/>
              <draw:equation draw:name="f133" draw:formula="if(?f103, ?f53, ?f114)"/>
              <draw:equation draw:name="f134" draw:formula="if(?f103, ?f111, ?f127)"/>
              <draw:equation draw:name="f135" draw:formula="if(?f103, ?f112, ?f129)"/>
              <draw:equation draw:name="f136" draw:formula="if(?f103, ?f113, ?f127)"/>
              <draw:equation draw:name="f137" draw:formula="if(?f103, ?f114, ?f129)"/>
            </draw:enhanced-geometry>
          </draw:custom-shape>
        </draw:g>
        <draw:custom-shape svg:width="1.44394in" svg:height="1.44394in" draw:id="id70" draw:style-name="a408" draw:transform="translate(-0.72197in -0.72197in) rotate(-1.64274) translate(2.57738in 2.65018in)" draw:name="Arc 14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70, -225, -180" draw:modifiers="180 27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180"/>
            <draw:equation draw:name="f15" draw:formula="?f81"/>
            <draw:equation draw:name="f16" draw:formula="?f85"/>
            <draw:equation draw:name="f17" draw:formula="?f16 - ?f15"/>
            <draw:equation draw:name="f18" draw:formula="?f17 + 21600000"/>
            <draw:equation draw:name="f19" draw:formula="if(?f17, ?f17, ?f18)"/>
            <draw:equation draw:name="f20" draw:formula="?f15 + ?f2"/>
            <draw:equation draw:name="f21" draw:formula="?f20 * ?f13 / ?f1"/>
            <draw:equation draw:name="f22" draw:formula="0 - ?f21"/>
            <draw:equation draw:name="f23" draw:formula="cos(?f22)"/>
            <draw:equation draw:name="f24" draw:formula="0 - ?f23"/>
            <draw:equation draw:name="f25" draw:formula="?f24 * ?f11"/>
            <draw:equation draw:name="f26" draw:formula="sin(?f22)"/>
            <draw:equation draw:name="f27" draw:formula="0 - ?f26"/>
            <draw:equation draw:name="f28" draw:formula="?f27 * ?f8"/>
            <draw:equation draw:name="f29" draw:formula="0 - ?f28"/>
            <draw:equation draw:name="f30" draw:formula="0 - ?f25"/>
            <draw:equation draw:name="f31" draw:formula="atan2(?f29, ?f30)"/>
            <draw:equation draw:name="f32" draw:formula="-1 * sin(?f31)"/>
            <draw:equation draw:name="f33" draw:formula="?f32 * ?f11"/>
            <draw:equation draw:name="f34" draw:formula="-1 * cos(?f31)"/>
            <draw:equation draw:name="f35" draw:formula="?f34 * ?f8"/>
            <draw:equation draw:name="f36" draw:formula="?f16 + ?f2"/>
            <draw:equation draw:name="f37" draw:formula="?f36 * ?f13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11"/>
            <draw:equation draw:name="f42" draw:formula="sin(?f38)"/>
            <draw:equation draw:name="f43" draw:formula="0 - ?f42"/>
            <draw:equation draw:name="f44" draw:formula="?f43 * ?f8"/>
            <draw:equation draw:name="f45" draw:formula="0 - ?f44"/>
            <draw:equation draw:name="f46" draw:formula="0 - ?f41"/>
            <draw:equation draw:name="f47" draw:formula="atan2(?f45, ?f46)"/>
            <draw:equation draw:name="f48" draw:formula="-1 * sin(?f47)"/>
            <draw:equation draw:name="f49" draw:formula="?f48 * ?f11"/>
            <draw:equation draw:name="f50" draw:formula="-1 * cos(?f47)"/>
            <draw:equation draw:name="f51" draw:formula="?f50 * ?f8"/>
            <draw:equation draw:name="f52" draw:formula="?f12 + ?f33"/>
            <draw:equation draw:name="f53" draw:formula="?f9 + ?f35"/>
            <draw:equation draw:name="f54" draw:formula="?f12 + ?f49"/>
            <draw:equation draw:name="f55" draw:formula="?f9 + ?f51"/>
            <draw:equation draw:name="f56" draw:formula="21600000 - ?f15"/>
            <draw:equation draw:name="f57" draw:formula="?f19 - ?f56"/>
            <draw:equation draw:name="f58" draw:formula="max(?f52, ?f54)"/>
            <draw:equation draw:name="f59" draw:formula="if(?f57, ?f4, ?f58)"/>
            <draw:equation draw:name="f60" draw:formula="?f2 - ?f15"/>
            <draw:equation draw:name="f61" draw:formula="27000000 - ?f15"/>
            <draw:equation draw:name="f62" draw:formula="if(?f60, ?f60, ?f61)"/>
            <draw:equation draw:name="f63" draw:formula="?f19 - ?f62"/>
            <draw:equation draw:name="f64" draw:formula="max(?f53, ?f55)"/>
            <draw:equation draw:name="f65" draw:formula="if(?f63, ?f6, ?f64)"/>
            <draw:equation draw:name="f66" draw:formula="?f1 - ?f15"/>
            <draw:equation draw:name="f67" draw:formula="32400000 - ?f15"/>
            <draw:equation draw:name="f68" draw:formula="if(?f66, ?f66, ?f67)"/>
            <draw:equation draw:name="f69" draw:formula="?f19 - ?f68"/>
            <draw:equation draw:name="f70" draw:formula="min(?f52, ?f54)"/>
            <draw:equation draw:name="f71" draw:formula="if(?f69, ?f3, ?f70)"/>
            <draw:equation draw:name="f72" draw:formula="?f0 - ?f15"/>
            <draw:equation draw:name="f73" draw:formula="37800000 - ?f15"/>
            <draw:equation draw:name="f74" draw:formula="if(?f72, ?f72, ?f73)"/>
            <draw:equation draw:name="f75" draw:formula="?f19 - ?f74"/>
            <draw:equation draw:name="f76" draw:formula="min(?f53, ?f55)"/>
            <draw:equation draw:name="f77" draw:formula="if(?f75, ?f5, ?f76)"/>
            <draw:equation draw:name="f78" draw:formula="0 - $0"/>
            <draw:equation draw:name="f79" draw:formula="?f78 * ?f1 / ?f14"/>
            <draw:equation draw:name="f80" draw:formula="?f79 - ?f2"/>
            <draw:equation draw:name="f81" draw:formula="0 - ?f80"/>
            <draw:equation draw:name="f82" draw:formula="0 - $1"/>
            <draw:equation draw:name="f83" draw:formula="?f82 * ?f1 / ?f14"/>
            <draw:equation draw:name="f84" draw:formula="?f83 - ?f2"/>
            <draw:equation draw:name="f85" draw:formula="0 - ?f84"/>
            <draw:equation draw:name="f86" draw:formula="?f52 - 10800"/>
            <draw:equation draw:name="f87" draw:formula="?f53 - 10800"/>
            <draw:equation draw:name="f88" draw:formula="sqrt(?f86 * ?f86 + ?f87 * ?f87 + 0 * 0)"/>
            <draw:equation draw:name="f89" draw:formula="atan2(?f86, ?f87)"/>
            <draw:equation draw:name="f90" draw:formula="?f89 + ?f2"/>
            <draw:equation draw:name="f91" draw:formula="?f90 * ?f14 / ?f1"/>
            <draw:equation draw:name="f92" draw:formula="0 - ?f91"/>
            <draw:equation draw:name="f93" draw:formula="?f54 - 10800"/>
            <draw:equation draw:name="f94" draw:formula="?f55 - 10800"/>
            <draw:equation draw:name="f95" draw:formula="sqrt(?f93 * ?f93 + ?f94 * ?f94 + 0 * 0)"/>
            <draw:equation draw:name="f96" draw:formula="atan2(?f93, ?f94)"/>
            <draw:equation draw:name="f97" draw:formula="?f96 + ?f2"/>
            <draw:equation draw:name="f98" draw:formula="?f97 * ?f14 / ?f1"/>
            <draw:equation draw:name="f99" draw:formula="0 - ?f98"/>
            <draw:equation draw:name="f100" draw:formula="21550000 - ?f19"/>
            <draw:equation draw:name="f101" draw:formula="if(?f100, ?f19, 21550000)"/>
            <draw:equation draw:name="f102" draw:formula="-21550000 - ?f101"/>
            <draw:equation draw:name="f103" draw:formula="if(?f102, -21550000, ?f101)"/>
            <draw:equation draw:name="f104" draw:formula="?f15 + ?f103"/>
            <draw:equation draw:name="f105" draw:formula="sqrt(?f25 * ?f25 + ?f28 * ?f28 + 0 * 0)"/>
            <draw:equation draw:name="f106" draw:formula="?f11 * ?f8 / ?f105"/>
            <draw:equation draw:name="f107" draw:formula="?f27 * ?f106"/>
            <draw:equation draw:name="f108" draw:formula="?f52 - ?f107"/>
            <draw:equation draw:name="f109" draw:formula="?f24 * ?f106"/>
            <draw:equation draw:name="f110" draw:formula="?f53 - ?f109"/>
            <draw:equation draw:name="f111" draw:formula="?f108 - ?f11"/>
            <draw:equation draw:name="f112" draw:formula="?f110 - ?f8"/>
            <draw:equation draw:name="f113" draw:formula="?f108 + ?f11"/>
            <draw:equation draw:name="f114" draw:formula="?f110 + ?f8"/>
            <draw:equation draw:name="f115" draw:formula="?f104 + ?f2"/>
            <draw:equation draw:name="f116" draw:formula="?f115 * ?f13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1"/>
            <draw:equation draw:name="f121" draw:formula="sin(?f117)"/>
            <draw:equation draw:name="f122" draw:formula="0 - ?f121"/>
            <draw:equation draw:name="f123" draw:formula="?f122 * ?f8"/>
            <draw:equation draw:name="f124" draw:formula="sqrt(?f120 * ?f120 + ?f123 * ?f123 + 0 * 0)"/>
            <draw:equation draw:name="f125" draw:formula="?f11 * ?f8 / ?f124"/>
            <draw:equation draw:name="f126" draw:formula="?f122 * ?f125"/>
            <draw:equation draw:name="f127" draw:formula="?f108 + ?f126"/>
            <draw:equation draw:name="f128" draw:formula="?f119 * ?f125"/>
            <draw:equation draw:name="f129" draw:formula="?f110 + ?f128"/>
            <draw:equation draw:name="f130" draw:formula="if(?f103, ?f52, ?f111)"/>
            <draw:equation draw:name="f131" draw:formula="if(?f103, ?f53, ?f112)"/>
            <draw:equation draw:name="f132" draw:formula="if(?f103, ?f52, ?f113)"/>
            <draw:equation draw:name="f133" draw:formula="if(?f103, ?f53, ?f114)"/>
            <draw:equation draw:name="f134" draw:formula="if(?f103, ?f111, ?f127)"/>
            <draw:equation draw:name="f135" draw:formula="if(?f103, ?f112, ?f129)"/>
            <draw:equation draw:name="f136" draw:formula="if(?f103, ?f113, ?f127)"/>
            <draw:equation draw:name="f137" draw:formula="if(?f103, ?f114, ?f129)"/>
          </draw:enhanced-geometry>
        </draw:custom-shape>
        <draw:connector draw:type="line" svg:x1="1.98113in" svg:y1="2.10402in" svg:x2="1.98113in" svg:y2="2.96831in" draw:id="id71" draw:style-name="a410" draw:name="Straight Arrow Connector 21">
          <svg:title/>
          <svg:desc/>
        </draw:connector>
        <draw:connector draw:type="line" svg:x1="4.38051in" svg:y1="1.97808in" svg:x2="3.9659in" svg:y2="2.27143in" draw:id="id72" draw:style-name="a412" draw:name="Straight Arrow Connector 28">
          <svg:title/>
          <svg:desc/>
        </draw:connector>
        <draw:custom-shape svg:width="0.2999in" svg:height="0.31833in" draw:id="id73" draw:style-name="a416" draw:transform="translate(-0.14995in -0.15917in) rotate(-6.22645) translate(1.30286in 2.03499in)" draw:name="Freeform: Shape 37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74228 291085" draw:enhanced-path="M 162616 722 C -26245 -13975 -25150 199930 38525 242386 76084 322396 286467 306343 273668 175441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4228"/>
            <draw:equation draw:name="f7" draw:formula="?f4 / 291085"/>
            <draw:equation draw:name="f8" draw:formula="162616 * ?f5 / 274228"/>
            <draw:equation draw:name="f9" draw:formula="722 * ?f4 / 291085"/>
            <draw:equation draw:name="f10" draw:formula="38525 * ?f5 / 274228"/>
            <draw:equation draw:name="f11" draw:formula="242386 * ?f4 / 291085"/>
            <draw:equation draw:name="f12" draw:formula="273668 * ?f5 / 274228"/>
            <draw:equation draw:name="f13" draw:formula="175441 * ?f4 / 291085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407" svg:viewBox="0 0 20 30" svg:d="m10 0-10 30h20z"/>
    <draw:marker draw:name="a419" svg:viewBox="0 0 20 30" svg:d="m10 0-10 30h20z"/>
    <draw:marker draw:name="a409" svg:viewBox="0 0 20 30" svg:d="m10 0-10 30h20z"/>
    <draw:marker draw:name="a415" svg:viewBox="0 0 20 30" svg:d="m10 0-10 30h20z"/>
    <draw:marker draw:name="a411" svg:viewBox="0 0 20 30" svg:d="m10 0-10 30h20z"/>
    <draw:marker draw:name="a42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Ghenu, Ana-Hermina (BIOINFORMATICS)</meta:initial-creator>
    <dc:creator>Ghenu, Ana-Hermina (BIOINFORMATICS)</dc:creator>
    <meta:creation-date>2025-07-03T12:57:04Z</meta:creation-date>
    <dc:date>2025-07-03T20:06:29Z</dc:date>
    <meta:editing-cycles>6</meta:editing-cycles>
    <meta:editing-duration>PT25764S</meta:editing-duration>
    <meta:document-statistic meta:paragraph-count="5" meta:word-count="5"/>
  </office:meta>
</office:document-meta>
</file>